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1.226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paragraph-rsid="000174e7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0174e7" style:font-size-asian="11pt" style:font-size-complex="11pt"/>
    </style:style>
    <style:style style:name="P3" style:family="paragraph" style:parent-style-name="Standard">
      <style:text-properties fo:font-size="9pt" fo:font-style="italic" officeooo:paragraph-rsid="000174e7" style:font-size-asian="9pt" style:font-style-asian="italic" style:font-size-complex="9pt" style:font-style-complex="italic"/>
    </style:style>
    <style:style style:name="P4" style:family="paragraph" style:parent-style-name="Standard" style:master-page-name="">
      <loext:graphic-properties draw:fill="none"/>
      <style:paragraph-properties fo:margin-left="0.199cm" fo:margin-right="0cm" fo:margin-top="0cm" fo:margin-bottom="0.3cm" loext:contextual-spacing="false" fo:text-indent="0cm" style:auto-text-indent="false" style:page-number="auto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1.499cm" fo:margin-right="0cm" fo:margin-top="0cm" fo:margin-bottom="0.6cm" loext:contextual-spacing="false" fo:line-height="115%" fo:text-align="justify" style:justify-single-word="false" fo:text-indent="-1.499cm" style:auto-text-indent="false" style:page-number="auto" fo:background-color="transparent"/>
    </style:style>
    <style:style style:name="P6" style:family="paragraph" style:parent-style-name="Standard">
      <style:paragraph-properties fo:margin-top="0cm" fo:margin-bottom="0.3cm" loext:contextual-spacing="false"/>
      <style:text-properties officeooo:paragraph-rsid="000174e7"/>
    </style:style>
    <style:style style:name="P7" style:family="paragraph" style:parent-style-name="Standard">
      <style:paragraph-properties fo:margin-top="0cm" fo:margin-bottom="0.3cm" loext:contextual-spacing="false"/>
      <style:text-properties fo:font-size="11pt" officeooo:paragraph-rsid="000174e7" style:font-size-asian="11pt" style:font-size-complex="11pt"/>
    </style:style>
    <style:style style:name="P8" style:family="paragraph" style:parent-style-name="Standard">
      <style:paragraph-properties fo:margin-top="0cm" fo:margin-bottom="0.3cm" loext:contextual-spacing="false"/>
      <style:text-properties fo:font-size="12pt" officeooo:paragraph-rsid="000174e7" style:font-size-asian="12pt" style:font-size-complex="12pt"/>
    </style:style>
    <style:style style:name="P9" style:family="paragraph" style:parent-style-name="Standard">
      <style:paragraph-properties fo:margin-top="0cm" fo:margin-bottom="0.3cm" loext:contextual-spacing="false" fo:break-before="column"/>
      <style:text-properties fo:font-size="12pt" fo:font-weight="bold" officeooo:paragraph-rsid="000174e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.6cm" loext:contextual-spacing="false"/>
      <style:text-properties fo:font-size="9pt" fo:font-style="italic" officeooo:paragraph-rsid="000174e7" style:font-size-asian="9pt" style:font-style-asian="italic" style:font-size-complex="9pt" style:font-style-complex="italic"/>
    </style:style>
    <style:style style:name="P11" style:family="paragraph" style:parent-style-name="komorka2" style:list-style-name="komorka2"/>
    <style:style style:name="P12" style:family="paragraph" style:parent-style-name="tabelanaglowek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Temat: </text:span>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P8"><text:span text:style-name="T3">Czesław Miłosz (1911-2004)</text:span></text:p>
        <text:p text:style-name="P6"><text:span text:style-name="T6">Który skrzywdziłeś</text:span></text:p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3">Washington D.C., 1950 (Światło dzienne, 1953)</text:p>
        <text:p text:style-name="P9">Ernest Bryll (ur. 1935)</text:p>
        <text:p text:style-name="P7"><text:span text:style-name="T2">Ten, który…</text:span></text:p>
        <text:p text:style-name="P2">Ten, który skrzywdził człowieka prostego</text:p>
        <text:p text:style-name="P2">Wynajdzie rymopisów, co wszystko wymażą</text:p>
        <text:p text:style-name="P2">i historyka w dowodach zręcznego</text:p>
        <text:p text:style-name="P2">Który wyrzeźbi dzieje z tak dostojną twarzą</text:p>
        <text:p text:style-name="P2">Jak nigdy w dziejach nie bywało.</text:p>
        <text:p text:style-name="P2">Ten, który zbrodnię czynił - byle wszystko cało</text:p>
        <text:p text:style-name="P2">Znajdzie w ciemności wieków swoją sprawiedliwość</text:p>
        <text:p text:style-name="P2">Chociaż siał burze, słodkie zbierze ziarno.</text:p>
        <text:p text:style-name="P2"/>
        <text:p text:style-name="P2">Takie jest doświadczenie. A my byśmy chcieli</text:p>
        <text:p text:style-name="P2">Aby się słowa poety lękano</text:p>
        <text:p text:style-name="P2">By imperatorowie w pomiętej pościeli</text:p>
        <text:p text:style-name="P2">Pocili się, myśleli - co o nich pisano</text:p>
        <text:p text:style-name="P2"/>
        <text:p text:style-name="P2">Takie jest doświadczenie, które zawsze znano</text:p>
        <text:p text:style-name="P2">I zawsze przeciw głupi poeci lecieli.</text:p>
        <text:p text:style-name="P1"/>
        <text:p text:style-name="P10">Zwierzątko, 1975</text:p>
      </text:section>
      <text:p text:style-name="P4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2">Miłosz, <text:span text:style-name="T1">Który skrzywdziłeś</text:span></text:p>
          </table:table-cell>
          <table:table-cell table:style-name="Tabela1.B1" office:value-type="string">
            <text:p text:style-name="P12">Bryll, <text:span text:style-name="T1">Ten, który…</text:span></text:p>
          </table:table-cell>
        </table:table-row>
        <table:table-row>
          <table:table-cell table:style-name="Tabela1.A2" table:number-columns-spanned="2" office:value-type="string">
            <text:p text:style-name="tabelah2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973117468" text:style-name="komorka2">
              <text:list-item>
                <text:p text:style-name="P11">pewny własnej wartości roli poeta;</text:p>
              </text:list-item>
              <text:list-item>
                <text:p text:style-name="P11">obserwator i krytyk piętnujący zło;</text:p>
              </text:list-item>
              <text:list-item>
                <text:p text:style-name="P11">osoba zaangażowana;</text:p>
              </text:list-item>
            </text:list>
          </table:table-cell>
          <table:table-cell table:style-name="Tabela1.B7" office:value-type="string">
            <text:list xml:id="list3490654071" text:style-name="komorka2">
              <text:list-item>
                <text:p text:style-name="P11">racjonalista odrzucający idealizowanie rzeczywistości;</text:p>
              </text:list-item>
              <text:list-item>
                <text:p text:style-name="P11">ironiczny, sarkastyczny krytyk;</text:p>
              </text:list-item>
              <text:list-item>
                <text:p text:style-name="P11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abelah2">Adresat liryczny</text:p>
          </table:table-cell>
          <table:covered-table-cell/>
        </table:table-row>
        <table:table-row table:style-name="Tabela1.5">
          <table:table-cell table:style-name="Tabela1.A7" office:value-type="string">
            <text:list xml:id="list103306666866228" text:continue-numbering="true" text:style-name="komorka2">
              <text:list-item>
                <text:p text:style-name="P11">człowiek lekceważący człowieka i normy moralne;</text:p>
              </text:list-item>
              <text:list-item>
                <text:p text:style-name="P11">tyran, zadufany w sobie, pyszny i dumny władca;</text:p>
              </text:list-item>
            </text:list>
          </table:table-cell>
          <table:table-cell table:style-name="Tabela1.B7" office:value-type="string">
            <text:list xml:id="list103305614282976" text:continue-numbering="true" text:style-name="komorka2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abelah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305509560395" text:continue-numbering="true" text:style-name="komorka2">
              <text:list-item>
                <text:p text:style-name="P11">spersonalizowany (2 os. lp.) - wzmocnienie groźby;</text:p>
              </text:list-item>
              <text:list-item>
                <text:p text:style-name="P11">strachem podporządkowuje sobie innych;</text:p>
              </text:list-item>
              <text:list-item>
                <text:p text:style-name="P11">poddańczo wychwalany i idealizowany;</text:p>
              </text:list-item>
            </text:list>
          </table:table-cell>
          <table:table-cell table:style-name="Tabela1.B7" office:value-type="string">
            <text:list xml:id="list103305667304506" text:continue-numbering="true" text:style-name="komorka2">
              <text:list-item>
                <text:p text:style-name="P11">uprzedmiotowiony (3 os.) - niedosięgły; cyniczny i szyderczy manipulator; gardzi człowiekiem i prawdą;</text:p>
              </text:list-item>
              <text:list-item>
                <text:p text:style-name="P11">żąda poklasku, w praktyce triumfuje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omorka2" style:family="paragraph" style:parent-style-name="Standard" style:master-page-name="">
      <style:paragraph-properties fo:margin-left="0cm" fo:margin-right="0cm" fo:margin-top="0.019cm" fo:margin-bottom="0.019cm" loext:contextual-spacing="false" fo:text-indent="0cm" style:auto-text-indent="false" style:page-number="auto" style:writing-mode="page">
        <style:tab-stops/>
      </style:paragraph-properties>
      <style:text-properties fo:font-size="10.5pt" style:font-size-asian="10.5pt"/>
    </style:style>
    <style:style style:name="tabelanaglowek" style:family="paragraph" style:parent-style-name="Standard">
      <style:paragraph-properties fo:margin-left="0cm" fo:margin-right="0cm" fo:margin-top="0.101cm" fo:margin-bottom="0.101cm" loext:contextual-spacing="false" fo:text-indent="0.101cm" style:auto-text-indent="false" style:writing-mode="page"/>
    </style:style>
    <style:style style:name="tabelah2" style:family="paragraph" style:parent-style-name="Standard">
      <loext:graphic-properties draw:fill="none" draw:fill-color="#ffffff" draw:opacity="100%"/>
      <style:paragraph-properties fo:margin-left="0cm" fo:margin-right="0cm" fo:margin-top="0.049cm" fo:margin-bottom="0.049cm" loext:contextual-spacing="false" fo:text-indent="0.101cm" style:auto-text-indent="false" fo:background-color="transparent" style:writing-mode="page"/>
      <style:text-properties fo:font-size="11pt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omorka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11cm" fo:margin-left="0.16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22.904534131</meta:creation-date>
    <dc:date>2017-10-30T10:33:04.651314076</dc:date>
    <meta:editing-duration>PT12M17S</meta:editing-duration>
    <meta:editing-cycles>4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18" meta:character-count="2144" meta:non-whitespace-character-count="1896"/>
  </office:meta>
</office:document-meta>
</file>